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text-properties fo:font-weight="bold" officeooo:rsid="0133e553" style:font-weight-asian="bold"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Standard">
      <style:text-properties officeooo:paragraph-rsid="011378b3"/>
    </style:style>
    <style:style style:name="P22"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start" style:justify-single-word="false"/>
      <style:text-properties officeooo:rsid="005b8c1e" officeooo:paragraph-rsid="005b8c1e"/>
    </style:style>
    <style:style style:name="P2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officeooo:paragraph-rsid="009628ab"/>
    </style:style>
    <style:style style:name="P26" style:family="paragraph" style:parent-style-name="Standard">
      <style:paragraph-properties fo:text-align="start" style:justify-single-word="false"/>
      <style:text-properties officeooo:paragraph-rsid="009628ab"/>
    </style:style>
    <style:style style:name="P27" style:family="paragraph" style:parent-style-name="Heading_20_2">
      <style:text-properties officeooo:rsid="00988dc1" officeooo:paragraph-rsid="00988dc1"/>
    </style:style>
    <style:style style:name="P28" style:family="paragraph" style:parent-style-name="Standard">
      <style:text-properties officeooo:paragraph-rsid="009976b8"/>
    </style:style>
    <style:style style:name="P29" style:family="paragraph" style:parent-style-name="Standard">
      <style:text-properties officeooo:paragraph-rsid="00e32b3c"/>
    </style:style>
    <style:style style:name="P30" style:family="paragraph" style:parent-style-name="Standard">
      <style:paragraph-properties fo:keep-with-next="always"/>
    </style:style>
    <style:style style:name="P31" style:family="paragraph" style:parent-style-name="Standard">
      <style:text-properties officeooo:paragraph-rsid="00ebfb79"/>
    </style:style>
    <style:style style:name="P32" style:family="paragraph" style:parent-style-name="Standard">
      <style:text-properties officeooo:paragraph-rsid="00ed259a"/>
    </style:style>
    <style:style style:name="P33" style:family="paragraph" style:parent-style-name="Grafik" style:master-page-name="">
      <style:paragraph-properties fo:orphans="0" fo:widows="0" style:page-number="auto"/>
    </style:style>
    <style:style style:name="P34" style:family="paragraph" style:parent-style-name="Standard" style:list-style-name="L3"/>
    <style:style style:name="P35" style:family="paragraph" style:parent-style-name="Standard" style:list-style-name="L3">
      <style:text-properties officeooo:rsid="00c8954b" officeooo:paragraph-rsid="00c8954b"/>
    </style:style>
    <style:style style:name="P36" style:family="paragraph" style:parent-style-name="Standard" style:list-style-name="L4"/>
    <style:style style:name="P37" style:family="paragraph" style:parent-style-name="Standard" style:list-style-name="L4" style:master-page-name="">
      <style:paragraph-properties style:page-number="auto" fo:padding="0cm" fo:border="none" style:shadow="none" style:join-border="false"/>
    </style:style>
    <style:style style:name="P38" style:family="paragraph" style:parent-style-name="Standard" style:list-style-name="L4">
      <style:paragraph-properties fo:padding="0.074cm" fo:border-left="none" fo:border-right="none" fo:border-top="none" fo:border-bottom="0.06pt solid #000000" style:join-border="false"/>
    </style:style>
    <style:style style:name="P39" style:family="paragraph" style:parent-style-name="Standard" style:list-style-name="L4">
      <style:paragraph-properties fo:padding="0cm" fo:border="none" style:shadow="none" style:join-border="false"/>
    </style:style>
    <style:style style:name="P40" style:family="paragraph" style:parent-style-name="Standard" style:list-style-name="L5"/>
    <style:style style:name="P41" style:family="paragraph" style:parent-style-name="Standard">
      <style:text-properties officeooo:paragraph-rsid="01290e2e"/>
    </style:style>
    <style:style style:name="P42" style:family="paragraph" style:parent-style-name="Standard" style:list-style-name="L6"/>
    <style:style style:name="P43" style:family="paragraph" style:parent-style-name="Standard">
      <style:text-properties officeooo:paragraph-rsid="00ca2941"/>
    </style:style>
    <style:style style:name="P44" style:family="paragraph" style:parent-style-name="Standard" style:list-style-name="L7"/>
    <style:style style:name="P45" style:family="paragraph" style:parent-style-name="Standard" style:list-style-name="L7">
      <style:text-properties officeooo:paragraph-rsid="012a0278"/>
    </style:style>
    <style:style style:name="P46" style:family="paragraph" style:parent-style-name="Standard" style:list-style-name="L7">
      <style:text-properties officeooo:paragraph-rsid="01188727"/>
    </style:style>
    <style:style style:name="P47" style:family="paragraph" style:parent-style-name="Standard" style:list-style-name="L7">
      <style:text-properties officeooo:paragraph-rsid="00fbdcbf"/>
    </style:style>
    <style:style style:name="P48" style:family="paragraph" style:parent-style-name="Standard">
      <style:text-properties officeooo:paragraph-rsid="0102338f"/>
    </style:style>
    <style:style style:name="P49" style:family="paragraph" style:parent-style-name="Standard" style:list-style-name="L8"/>
    <style:style style:name="P50" style:family="paragraph" style:parent-style-name="Standard" style:list-style-name="L8">
      <style:text-properties officeooo:rsid="00fefb79" officeooo:paragraph-rsid="00fefb79"/>
    </style:style>
    <style:style style:name="P51" style:family="paragraph" style:parent-style-name="Standard">
      <style:text-properties officeooo:paragraph-rsid="01212087"/>
    </style:style>
    <style:style style:name="P52" style:family="paragraph" style:parent-style-name="Standard">
      <style:text-properties officeooo:rsid="0122ecef" officeooo:paragraph-rsid="0122ecef"/>
    </style:style>
    <style:style style:name="P53"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4" style:family="paragraph" style:parent-style-name="Opa">
      <style:paragraph-properties fo:text-align="center" style:justify-single-word="false"/>
      <style:text-properties style:use-window-font-color="true" loext:opacity="0%" style:font-name="HeartMatrixed"/>
    </style:style>
    <style:style style:name="P55" style:family="paragraph" style:parent-style-name="Opa">
      <style:text-properties style:use-window-font-color="true" loext:opacity="0%" style:font-name="HeartMatrixed"/>
    </style:style>
    <style:style style:name="P56" style:family="paragraph" style:parent-style-name="Grafik" style:master-page-name="">
      <style:paragraph-properties fo:orphans="0" fo:widows="0" style:page-number="auto" fo:keep-with-next="auto"/>
      <style:text-properties officeooo:paragraph-rsid="00be5588"/>
    </style:style>
    <style:style style:name="P57"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0da83a8"/>
    </style:style>
    <style:style style:name="T12" style:family="text">
      <style:text-properties officeooo:rsid="00dab14b"/>
    </style:style>
    <style:style style:name="T13" style:family="text">
      <style:text-properties officeooo:rsid="0133e553"/>
    </style:style>
    <style:style style:name="T14" style:family="text">
      <style:text-properties officeooo:rsid="00dacadb"/>
    </style:style>
    <style:style style:name="T15" style:family="text">
      <style:text-properties officeooo:rsid="0111f979"/>
    </style:style>
    <style:style style:name="T16" style:family="text">
      <style:text-properties officeooo:rsid="011378b3"/>
    </style:style>
    <style:style style:name="T17" style:family="text">
      <style:text-properties officeooo:rsid="00de76d6"/>
    </style:style>
    <style:style style:name="T18" style:family="text">
      <style:text-properties officeooo:rsid="00dd99e3"/>
    </style:style>
    <style:style style:name="T19" style:family="text">
      <style:text-properties officeooo:rsid="009e5956"/>
    </style:style>
    <style:style style:name="T20" style:family="text">
      <style:text-properties officeooo:rsid="009f060b"/>
    </style:style>
    <style:style style:name="T21" style:family="text">
      <style:text-properties officeooo:rsid="00ab4fd0"/>
    </style:style>
    <style:style style:name="T22" style:family="text">
      <style:text-properties officeooo:rsid="0063732c"/>
    </style:style>
    <style:style style:name="T23" style:family="text">
      <style:text-properties officeooo:rsid="00922c67"/>
    </style:style>
    <style:style style:name="T24" style:family="text">
      <style:text-properties officeooo:rsid="00e03d75"/>
    </style:style>
    <style:style style:name="T25" style:family="text">
      <style:text-properties officeooo:rsid="00a65bea"/>
    </style:style>
    <style:style style:name="T26" style:family="text">
      <style:text-properties officeooo:rsid="00e22b7c"/>
    </style:style>
    <style:style style:name="T27" style:family="text">
      <style:text-properties officeooo:rsid="00e32b3c"/>
    </style:style>
    <style:style style:name="T28" style:family="text">
      <style:text-properties officeooo:rsid="0114155e"/>
    </style:style>
    <style:style style:name="T29" style:family="text">
      <style:text-properties officeooo:rsid="00e3d6ec"/>
    </style:style>
    <style:style style:name="T30" style:family="text">
      <style:text-properties officeooo:rsid="0114f1dc"/>
    </style:style>
    <style:style style:name="T31" style:family="text">
      <style:text-properties officeooo:rsid="00e6dc2f"/>
    </style:style>
    <style:style style:name="T32" style:family="text">
      <style:text-properties officeooo:rsid="00e8779f"/>
    </style:style>
    <style:style style:name="T33" style:family="text">
      <style:text-properties officeooo:rsid="00eb0b26"/>
    </style:style>
    <style:style style:name="T34" style:family="text">
      <style:text-properties officeooo:rsid="011eb8ec"/>
    </style:style>
    <style:style style:name="T35" style:family="text">
      <style:text-properties officeooo:rsid="00ed259a"/>
    </style:style>
    <style:style style:name="T36" style:family="text">
      <style:text-properties officeooo:rsid="00ee1b1a"/>
    </style:style>
    <style:style style:name="T37" style:family="text">
      <style:text-properties officeooo:rsid="00c8954b"/>
    </style:style>
    <style:style style:name="T38" style:family="text">
      <style:text-properties officeooo:rsid="00c98bcb"/>
    </style:style>
    <style:style style:name="T39" style:family="text">
      <style:text-properties officeooo:rsid="00f07aec"/>
    </style:style>
    <style:style style:name="T40" style:family="text">
      <style:text-properties officeooo:rsid="00f0df49"/>
    </style:style>
    <style:style style:name="T41" style:family="text">
      <style:text-properties officeooo:rsid="00019f0b"/>
    </style:style>
    <style:style style:name="T42" style:family="text">
      <style:text-properties officeooo:rsid="00f12a55"/>
    </style:style>
    <style:style style:name="T43" style:family="text">
      <style:text-properties officeooo:rsid="01290e2e"/>
    </style:style>
    <style:style style:name="T44" style:family="text">
      <style:text-properties officeooo:rsid="00f4121c"/>
    </style:style>
    <style:style style:name="T45" style:family="text">
      <style:text-properties officeooo:rsid="00f7983a"/>
    </style:style>
    <style:style style:name="T46" style:family="text">
      <style:text-properties officeooo:rsid="012b54d3"/>
    </style:style>
    <style:style style:name="T47" style:family="text">
      <style:text-properties officeooo:rsid="00f7bea4"/>
    </style:style>
    <style:style style:name="T48" style:family="text">
      <style:text-properties officeooo:rsid="01168197"/>
    </style:style>
    <style:style style:name="T49" style:family="text">
      <style:text-properties officeooo:rsid="00f905d7"/>
    </style:style>
    <style:style style:name="T50" style:family="text">
      <style:text-properties officeooo:rsid="00f91558"/>
    </style:style>
    <style:style style:name="T51" style:family="text">
      <style:text-properties officeooo:rsid="01181db9"/>
    </style:style>
    <style:style style:name="T52" style:family="text">
      <style:text-properties officeooo:rsid="00fbdcbf"/>
    </style:style>
    <style:style style:name="T53" style:family="text">
      <style:text-properties officeooo:rsid="006b1bc6"/>
    </style:style>
    <style:style style:name="T54" style:family="text">
      <style:text-properties officeooo:rsid="007e3153"/>
    </style:style>
    <style:style style:name="T55" style:family="text">
      <style:text-properties officeooo:rsid="0102338f"/>
    </style:style>
    <style:style style:name="T56" style:family="text">
      <style:text-properties officeooo:rsid="00fefb79"/>
    </style:style>
    <style:style style:name="T57" style:family="text">
      <style:text-properties officeooo:rsid="011a3104"/>
    </style:style>
    <style:style style:name="T58" style:family="text">
      <style:text-properties officeooo:rsid="01212087"/>
    </style:style>
    <style:style style:name="T59" style:family="text">
      <style:text-properties officeooo:rsid="0121fa26"/>
    </style:style>
    <style:style style:name="T60" style:family="text">
      <style:text-properties officeooo:rsid="01205d5e"/>
    </style:style>
    <style:style style:name="T61"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62" style:family="text">
      <style:text-properties officeooo:rsid="011af0a1"/>
    </style:style>
    <style:style style:name="T63" style:family="text">
      <style:text-properties officeooo:rsid="01088870"/>
    </style:style>
    <style:style style:name="T64" style:family="text">
      <style:text-properties officeooo:rsid="010a614c"/>
    </style:style>
    <style:style style:name="T65" style:family="text">
      <style:text-properties officeooo:rsid="00075217"/>
    </style:style>
    <style:style style:name="T66" style:family="text">
      <style:text-properties officeooo:rsid="00027eca"/>
    </style:style>
    <style:style style:name="T67" style:family="text">
      <style:text-properties officeooo:rsid="010c31ee"/>
    </style:style>
    <style:style style:name="T68" style:family="text">
      <style:text-properties officeooo:rsid="011b5ed1"/>
    </style:style>
    <style:style style:name="T69" style:family="text">
      <style:text-properties officeooo:rsid="010dfe05"/>
    </style:style>
    <style:style style:name="T70" style:family="text">
      <style:text-properties officeooo:rsid="011c30e8"/>
    </style:style>
    <style:style style:name="T71" style:family="text">
      <style:text-properties officeooo:rsid="0127b73f"/>
    </style:style>
    <style:style style:name="T72" style:family="text">
      <style:text-properties officeooo:rsid="0128c0c4"/>
    </style:style>
    <style:style style:name="T73" style:family="text">
      <style:text-properties officeooo:rsid="010e2a9a"/>
    </style:style>
    <style:style style:name="T74" style:family="text">
      <style:text-properties officeooo:rsid="00c2a7cd"/>
    </style:style>
    <style:style style:name="T75"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8</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0</text:p>
          <text:p text:style-name="P7"><text:s/>3 Spielmodi<text:tab/>11</text:p>
          <text:p text:style-name="P8"><text:s/>3.1 Hot Seat<text:tab/>11</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7</text:p>
          <text:p text:style-name="P8"><text:s/>8.1 Funktionsweise<text:tab/>17</text:p>
          <text:p text:style-name="P8"><text:s/>8.2 Einrichten eines <text:span text:style-name="T2">VEGA </text:span>Servers<text:tab/>18</text:p>
          <text:p text:style-name="P8"><text:s/>8.3 Verwalten eines VEGA Servers<text:tab/>18</text:p>
          <text:p text:style-name="P8"><text:s/>8.4 User anlegen<text:tab/>18</text:p>
          <text:p text:style-name="P8"><text:s/>8.5 User ändern<text:tab/>19</text:p>
          <text:p text:style-name="P8"><text:s/>8.6 User löschen<text:tab/>19</text:p>
          <text:p text:style-name="P8"><text:s/>8.7 Tipps und Tricks für den Server-Admin<text:tab/>19</text:p>
          <text:p text:style-name="P8"><text:s/>8.8 Serverbasierte Spiele initiieren und spielen<text:tab/>19</text:p>
          <text:p text:style-name="P7"><text:s/>9 VEGA-Historie (oder: "Opa erzählt von damals")<text:tab/>20</text:p>
          <text:p text:style-name="P7"><text:s/>10 Abschließende Worte<text:tab/>21</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39cm" draw:z-index="3"><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zu einem anderen Planeten schicken und dort einsetz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1">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Die Patrouille, die die andere in einem kleineren Winkel kapert, gewinnt. Stellen Sie sich vor, die beiden Patrouillen fahren mit ihren Bordkanonen vorwärts. Plötzlich treffen sie aufeinander und <text:soft-page-break/>müssen ihre Kanonen aufeinander richten. Wer seine Kanone in einem kleineren Winkel ausrichten kann, gewinnt.</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2">bis zu </text:span>100 Kampfschiffe zerstören usw. Wenn Sie weitere Minen in einem verminten Sektor platzieren, addiert sich die Stärke der Minen zu einer großen Mine.</text:p>
            <text:p text:style-name="P15">Sie können Minen auf einen <text:span text:style-name="T13">anderen</text:span> Planeten transferieren, um sie von dort aus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5">Schicke<text:span text:style-name="T14">n Sie</text:span> einen Minenräumer in einen Sektor oder auf einen Planeten. Auf seinem Weg entfernt er mit einfacher Lichtgeschwindigkeit alle Minen in den durchflogenen Sektoren. Wenn das Ziel des Minenräumers ein Sektor ist, kehrt er um und fliegt mit doppelter Lichtgeschwindigkeit zum Startplaneten zurück. Auf dem Rückweg räumt der Minenräumer keine Minen.</text:p>
            <text:p text:style-name="P15">Sie können Minenräumer mit doppelter Lichtgeschwindigkeit auf einen <text:span text:style-name="T13">anderen</text:span> Planeten transferieren. Während des Transfers räumt der Minenräumer keine Minen.</text:p>
          </table:table-cell>
        </table:table-row>
        <table:table-row>
          <table:table-cell table:style-name="Tabelle2.A2" office:value-type="string">
            <text:p text:style-name="P16">Das Schwarze Loch</text:p>
          </table:table-cell>
          <table:table-cell table:style-name="Tabelle2.B2" office:value-type="string">
            <text:p text:style-name="P16"><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text:soft-page-break/>Sektor geräumt. Nach einer zufälligen Anzahl von Jahren verschwindet das Schwarze Loch und taucht nach einiger Zeit an anderer Stelle wieder auf.</text:p>
          </table:table-cell>
        </table:table-row>
      </table:table>
      <text:p text:style-name="P19"/>
      <text:h text:style-name="P20" text:outline-level="2"><text:bookmark-start text:name="__RefHeading___Toc2208_3420781316"/>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5">an</text:span>gesparten $ andere Raumschifftypen kaufen und die jährliche Produktion des Planeten erhöhen.</text:p>
      <text:p text:style-name="P21">Im Planeteneditor stehen Ihnen folgende Artikel zur Verfügung. Die meisten Artikel können zu einem jährlich wechselnden Preis gekauft und zu 2/3 des aktuellen Kaufpreises verkauft werden. <text:span text:style-name="T16">Die Preise sind</text:span><text:span text:style-name="T17">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18">Abwehr</text:span>kampfschiffe können in Paketen zu je 450 Schiffen gekauft und verkauft werden. Sie können bis zu 900 Abwehrkampfschiffe auf dem Planeten haben.</text:p>
          </table:table-cell>
        </table:table-row>
        <table:table-row>
          <table:table-cell table:style-name="Tabelle1.A4" office:value-type="string">
            <text:p text:style-name="P22">Kampf<text:span text:style-name="T19">stärke</text:span></text:p>
          </table:table-cell>
          <table:table-cell table:style-name="Tabelle1.B2" office:value-type="string">
            <text:p text:style-name="P22">60-90 $</text:p>
          </table:table-cell>
          <table:table-cell table:style-name="Tabelle1.C2" office:value-type="string">
            <text:p text:style-name="P22">unverkäuflich</text:p>
          </table:table-cell>
          <table:table-cell table:style-name="Tabelle1.D2" office:value-type="string">
            <text:p text:style-name="P22"><text:span text:style-name="T20">Die Kampfstärke</text:span> steigert die <text:span text:style-name="T20">Verteidigungsk</text:span>raft <text:span text:style-name="T20">des Planeten und </text:span><text:span text:style-name="T21">die Angriffskraft </text:span><text:span text:style-name="T20">von </text:span>Kampfschiffen, <text:span text:style-name="T20">die von diesem Planeten gestartet werden</text:span>. Mehr <text:soft-page-break/>Informationen finden Sie im Kapi<text:span text:style-name="T22">tel </text:span><text:span text:style-name="T22"><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3">450</text:p>
          </table:table-cell>
          <table:table-cell table:style-name="Tabelle3.C5" office:value-type="float" office:value="0">
            <text:p text:style-name="P16">0</text:p>
          </table:table-cell>
        </table:table-row>
        <table:table-row>
          <table:table-cell table:style-name="Tabelle3.A2" office:value-type="string">
            <text:p text:style-name="P22">Kampf<text:span text:style-name="T23">stärke</text:span></text:p>
          </table:table-cell>
          <table:table-cell table:style-name="Tabelle3.B6" office:value-type="string">
            <text:p text:style-name="P24">100%</text:p>
          </table:table-cell>
          <table:table-cell table:style-name="Tabelle3.C6" office:value-type="string">
            <text:p text:style-name="P24">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5">Schicken Sie Kampfschiffe auf einen fremden Planeten, um ihn zu erobern. Sie kämpfen dabei gegen alle Kampfschiffe auf dem Planeten, <text:span text:style-name="T24">einschließlich</text:span> der Abwehrkampfschiffe. Der Ausgang des Kampfs <text:span text:style-name="T24">ist</text:span> sehr einfach <text:span text:style-name="T24">zu </text:span>berechnen:</text:p>
      <text:p text:style-name="P25">Dem Verteidiger wird die Anzahl der angreifenden Kampfschiffe abgezogen, dem Angreifer die Anzahl der verteidigenden Kampfschiffe. Bleiben Schiffe des Angreifers übrig, erobert der Angreifer den Planeten. </text:p>
      <text:p text:style-name="P25"><text:soft-page-break/>Beispiel:</text:p>
      <text:p text:style-name="P26">Angreifer vor dem Kampf: <text:s/>100 Schiffe<text:line-break/>Verteidiger vor dem Kampf: 75 Schiffe</text:p>
      <text:p text:style-name="P26">Angreifer nach dem Kampf: <text:s/>100 - <text:s/>75 = 25 Schiffe<text:line-break/>Verteidiger nach dem Kampf: 75 - 100 &lt; <text:s/>0 --&gt; <text:span text:style-name="T25">Verteidiger verliert</text:span></text:p>
      <text:p text:style-name="P25">In diesem Beispiel <text:span text:style-name="T24">erobert</text:span> der Angreifer den Planeten mit 25 Schiffen.</text:p>
      <text:p text:style-name="P25">Wenn zwei oder mehr Kampfschiffflotten den gleichen Planeten am gleichen Tag erreichen, vereinigen sich diese Flotten nicht, sondern greifen nacheinander an.</text:p>
      <text:h text:style-name="P27" text:outline-level="2"><text:bookmark-start text:name="__RefHeading___Toc3118_2541680254"/>Kampfstärken<text:bookmark-end text:name="__RefHeading___Toc3118_2541680254"/></text:h>
      <text:p text:style-name="P28">Sie können die Kampfstärke eines Planeten von 100% auf 150% und 200% erhöhen. Wenn der Planet angegriffen wird, wird die Stärke aller Kampfschiffe auf dem Planeten - einschließlich der <text:span text:style-name="T26">Abwehr</text:span>kampfschiffe und der Kampfschiffe von <text:span text:style-name="T26">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8">Mit einer höheren Kampfstärke kann man dem Gegner mehr Schaden zufügen und gleichzeitig die eigenen Verluste reduzieren. Haben beide Parteien die gleiche Kampfstärke, hebt sich der Effekt auf,</text:p>
      <text:p text:style-name="P28">Sie <text:span text:style-name="T26">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29"><text:span text:style-name="T27">Bündnis</text:span>partner können nur über die Kampfschiffe auf dem Planeten verfügen, nicht aber über andere Raumschifftypen. <text:span text:style-name="T27">Bündnis</text:span>partner können die <text:span text:style-name="T28">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7">Bündnis</text:span>flotte ihn erobert. Die <text:span text:style-name="T27">Bündnis</text:span>struktur des Startplaneten wird auf den eroberten Planeten übertragen.</text:p>
      <text:p text:style-name="Standard">Alle Kampfschiffflotten, die von einem Bündnisplaneten gestartet werden, übernehmen dessen Kampfstärke.</text:p>
      <text:p text:style-name="P29">Es gilt das Prinzip "Kein Spieler kämpft gegen seine eigenen Kampfschiffe". Wenn also ein Spieler Mitglied einer <text:span text:style-name="T27">Bündnis</text:span>flotte ist und der Zielplanet diesem Spieler gehört oder Teil <text:span text:style-name="T27">des</text:span> <text:span text:style-name="T27">Bündnisses</text:span> auf diesem Planeten ist, vereinigen sich die Kampfschiffe der <text:span text:style-name="T27">Bündnis</text:span>flotte mit den Kampfschiffen auf dem Planeten und <text:span text:style-name="T27">das</text:span> <text:span text:style-name="T27">Bündnis</text:span> wird ggf. um weitere Spieler erweitert. </text:p>
      <text:p text:style-name="P29">Bevor Sie ein <text:span text:style-name="T27">Bündnis</text:span> gründen, müssen Sie sich mit Ihren <text:span text:style-name="T27">Bündnis</text:span>partnern absprechen. Diese müssen nämlich im selben Jahr das gleiche Bündnis definieren, damit es wirksam wird.</text:p>
      <text:p text:style-name="Standard"><text:soft-page-break/>Jeder <text:span text:style-name="T27">Bündnis</text:span>partner kann <text:span text:style-name="T27">ein</text:span> <text:span text:style-name="T27">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7">ein</text:span> <text:span text:style-name="T27">Bündnis</text:span> auflösen, verhindern Sie, dass andere <text:span text:style-name="T27">Bündnis</text:span>partner eine <text:span text:style-name="T27">Bündnis</text:span>flotte starten können. Wenn Sie im selben Jahr mehrere Bündnisänderungen für denselben Planeten vornehmen, wird nur die letzte Bündnisänderung wirksam.</text:p>
      <text:p text:style-name="Standard">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29">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30">von</text:span> Kampfschiffe<text:span text:style-name="T30">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1">Abwehr</text:span>kampfschiffe, der $-Vorrat, die Kampfstärke, die dort vorhandenen anderen Raumschifftypen und <text:span text:style-name="T31">Bündnisse</text:span> sichtbar. Andere Spieler können diese Informationen sehen, wenn sie einen Spion auf dem Planeten haben oder Mitglied <text:span text:style-name="T31">eines</text:span> <text:span text:style-name="T31">Bündnisses</text:span> sind.</text:p>
      <text:p text:style-name="Standard">Eine übersichtliche Zusammenfassung aller Informationen erhält man bei der Zugeingabe <text:span text:style-name="T31">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2">verarbeitet</text:span>, Bündnisä<text:span text:style-name="T32">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0"><text:soft-page-break/>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3">Projektor</text:span> zu verwenden, auf dem das zusätzliche Ausgabefenster (in der Menüliste unter "Ausgabefenster öffnen") angezeigt werden kann. Das Ausgabefenster zeigt den anderen Spielern die Spielsituation zu Beginn des Jahres. Die Jahresauswertung wird sowohl auf dem Hauptbildschirm als auch im Ausgabefenster angezeigt. <text:span text:style-name="T34">Mit der App "VEGA Display" können Sie das Ausgabefenster auf bis zu fünf anderen Computern anzeigen.</text:span></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1">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5">Der</text:span> VEGA Server verwaltet die Spiele und führt die jährlichen Auswertungen durch. Die Spieler können sich mit ihrer VEGA-App mit dem Server verbinden, dort ein Spiel auswählen oder neu starten, ihre Züge eingeben und an den Server senden. Auf diese Weise können die Spieler ihre Züge gleichzeitig auf ihren eigenen Computern eingeben und von überall auf der Welt an VEGA-Spielen teilnehmen.</text:p>
      <text:p text:style-name="P32">Mehr zur Konfiguration und zum Betrieb eines VEGA Servers finden Sie im entsprechenden Kapitel.</text:p>
      <text:h text:style-name="Heading_20_1" text:outline-level="1"><text:bookmark-start text:name="__RefHeading___Toc42962_982867179"/><text:soft-page-break/>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3"><draw:frame draw:style-name="fr4" draw:name="Bild2" text:anchor-type="char" svg:width="17cm" svg:height="12.539cm" draw:z-index="2"><draw:image xlink:href="Pictures/100000010000080A000005EEDB86A789.png" xlink:type="simple" xlink:show="embed" xlink:actuate="onLoad" draw:mime-type="image/png"/></draw:frame>Der VEGA-Bildschirm</text:p>
      <text:p text:style-name="Standard">Der VEGA-Bildschirm ist in drei Bereiche <text:span text:style-name="T36">aufgeteilt</text:span>:</text:p>
      <text:list text:style-name="L3">
        <text:list-item>
          <text:p text:style-name="P34">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4">Mit Hilfe der Pfeiltasten ← und → können in der Liste oben rechts auf dem Bildschirm folgende Informationen angezeigt werden:</text:p>
          <text:list>
            <text:list-item>
              <text:p text:style-name="P34"><text:span text:style-name="T37">Schiffe</text:span> auf den Planeten.</text:p>
            </text:list-item>
            <text:list-item>
              <text:p text:style-name="P34">Alle Raumschiffe, die momentan unterwegs sind, geordnet nach Ankunftsdatum.</text:p>
            </text:list-item>
            <text:list-item>
              <text:p text:style-name="P34">Planetenproduktionsdaten und $-Vorräte.</text:p>
            </text:list-item>
            <text:list-item>
              <text:p text:style-name="P34">Abwehrkampfschiffe <text:span text:style-name="T38">und Kampfstärken.</text:span></text:p>
            </text:list-item>
            <text:list-item>
              <text:p text:style-name="P34">Bündnisse.</text:p>
            </text:list-item>
            <text:list-item>
              <text:p text:style-name="P35">Aktive Spione auf Planeten.</text:p>
            </text:list-item>
          </text:list>
        </text:list-item>
        <text:list-item>
          <text:p text:style-name="P34"><text:soft-page-break/>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6">Über VEGA: Zeigt die Build-Nummer und den Link auf die VEGA-Internetpräsenz an.</text:p>
        </text:list-item>
        <text:list-item>
          <text:p text:style-name="P37">Spielanleitung: Öffnet diese Spielanleitung in dem PDF-Anzeigeprogramm, das auf ihrem Rechner standardmäßig mit der Dateiendung *.pdf verknüpft ist.</text:p>
        </text:list-item>
        <text:list-item>
          <text:p text:style-name="P38">Tutorial und Demo-Spiele: Unter diesem Menüpunkt können Sie das Tutorial starten. Außerdem finden Sie dort zwei Demo-Spiele, die zeigen, wie ein weit entwickeltes VEGA-Spiel aussehen kann.</text:p>
        </text:list-item>
        <text:list-item>
          <text:p text:style-name="P36">Neues lokales Spiel: Erzeugt ein neues Spiel, das auf Ihrem Rechner läuft und dort abgespeichert wird.</text:p>
        </text:list-item>
        <text:list-item>
          <text:p text:style-name="P36">Lokales Spiel laden: Lädt ein lokales Spiel von Ihrem Rechner.</text:p>
        </text:list-item>
        <text:list-item>
          <text:p text:style-name="P36">Lokales Spiel speichern als: Speichert ein lokales Spiel auf Ihrem Rechner.</text:p>
        </text:list-item>
        <text:list-item>
          <text:p text:style-name="P38">Lokale Bestenliste: In die Bestenliste können Sie nur aufgenommen werden, wenn Sie sich bei einem lokalen Spiel der Abschlussbewertung im Hauptmenü unterziehen.</text:p>
        </text:list-item>
        <text:list-item>
          <text:p text:style-name="P38">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39">Spiele auf dem VEGA Server: Initiieren, laden und verwalten Sie Spiele auf dem VEGA Server, mit dem Sie momentan verbunden sind.</text:p>
        </text:list-item>
        <text:list-item>
          <text:p text:style-name="P38">Bestenliste auf dem VEGA Server: Sehen Sie sich hier die Bestenliste auf dem VEGA Server an.</text:p>
        </text:list-item>
        <text:list-item>
          <text:p text:style-name="P36">E-Mail schreiben: Wenn Sie ein E-Mail- oder serverbasiertes Spiel spielen, können Sie hier Kontakt zu Ihren Mitspielern und zum Spielleiter bzw. Server<text:span text:style-name="T39">a</text:span>dministrator aufnehmen.</text:p>
        </text:list-item>
        <text:list-item>
          <text:p text:style-name="P36">Spielparameter: Zeigt die Parameter des aktuellen Spiels an. Einige Parameter können nachträglich geändert werden.</text:p>
        </text:list-item>
        <text:list-item>
          <text:p text:style-name="P36">Ausgabefenster öffnen: Hier können Sie ein zusätzliches Ausgabefenster öffnen und auf <text:span text:style-name="T40">einen</text:span> zweiten Bildschirm verschieben. Während ein Spieler auf dem Hauptbildschirm unbeobachtet seine Züge eingibt, sehen die anderen Spieler im Ausgabefenster nur die Ausgangssituation zu Beginn des Jahres. Die Jahresauswertung wird auf allen Bildschirmen ausgegeben.</text:p>
        </text:list-item>
        <text:list-item>
          <text:p text:style-name="P38">Webserver: Konfigurieren und aktivieren Sie den VEGA-Webserver. Mehr dazu finden Sie im entsprechenden Kapitel.</text:p>
        </text:list-item>
        <text:list-item>
          <text:p text:style-name="P36"><text:soft-page-break/>Einstellungen</text:p>
          <text:list>
            <text:list-item>
              <text:p text:style-name="P36">Sprache/Language: VEGA ist in Deutsch und Englisch verfügbar.</text:p>
            </text:list-item>
            <text:list-item>
              <text:p text:style-name="P36">VEGA Server-<text:span text:style-name="T41">Einstellungen</text:span>: <text:span text:style-name="T41">Verwalten </text:span>Sie die Zugangsdaten für <text:span text:style-name="T41">verschiedene</text:span> VEGA Server <text:span text:style-name="T41">und administrieren Sie Ihre VEGA Server</text:span>.</text:p>
            </text:list-item>
            <text:list-item>
              <text:p text:style-name="P38">VEGA Display-Server: Hier aktivieren Sie VEGA als VEGA Display-Server, um Ihren Bildschirm auf VEGA Display-Rechner übertragen zu können.</text:p>
            </text:list-item>
          </text:list>
        </text:list-item>
        <text:list-item>
          <text:p text:style-name="P36">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0">Unter "Jahre" stellen Sie das Jahr ein, in dem die letzte Auswertung <text:span text:style-name="T42">stattfinden</text:span> <text:span text:style-name="T42">wird</text:span>.</text:p>
        </text:list-item>
        <text:list-item>
          <text:p text:style-name="P40">E-Mail-Modus": Hiermit schalten Sie ein lokales Spiel in den E-Mail-Modus.</text:p>
        </text:list-item>
        <text:list-item>
          <text:p text:style-name="P40">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P41"><text:span text:style-name="T43">Das Hauptmenü ist nur im Hot-Seat-Modus sichtbar. Hier</text:span> beginnen die Spieler mit der Zugeingabe. Außerdem können Sie von hier Spielinformationen abrufen.</text:p>
      <text:list text:style-name="L6">
        <text:list-item>
          <text:p text:style-name="P42">Mit den Tasten 1 bis 6 wählen Sie den Spieler aus, der als nächster seine Züge eingeben soll. Mit der Tabulatortaste wählt VEGA einen zufälligen Spieler aus.</text:p>
        </text:list-item>
        <text:list-item>
          <text:p text:style-name="P42">Wiederholung: Die letzte Jahresauswertung wird wiederholt.</text:p>
        </text:list-item>
        <text:list-item>
          <text:p text:style-name="P42">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42"><text:soft-page-break/>E-Mail-Aktionen: Wenn Sie Spielleiter eines E-Mail-Spiels sind, können Sie hier den Spielstand an die Mitspieler <text:span text:style-name="T44">versenden</text:span> und die Spielzüge der Mitspieler importieren.</text:p>
        </text:list-item>
        <text:list-item>
          <text:p text:style-name="P42">Abschließen: Hiermit <text:span text:style-name="T44">schließen</text:span> Sie das Spiel <text:span text:style-name="T44">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3">Zu Beginn des Jahres geben alle Spieler ihre Züge ein. Die Z<text:span text:style-name="T45">u</text:span>geingabe sollte möglichst unbeobachtet erfolgen. Im Hot-Seat-Modus sollten Sie dazu das zusätzliche Eingabefenster (siehe Kapitel "Die Menüliste") auf einem zweiten Bildschirm geöffnet haben.</text:p>
      <text:p text:style-name="P43">Wenn Sie mit der Zugeingabe an der Reihe sind, können Sie zwischen folgenden Optionen wählen</text:p>
      <text:list text:style-name="L7">
        <text:list-item>
          <text:p text:style-name="P44">Fertig: Damit schließen Sie Ihre Zugeingabe ab. Danach gibt es kein Zurück mehr, und die Raumschiffe fliegen unwiderruflich ihrem Ziel entgegen.</text:p>
        </text:list-item>
        <text:list-item>
          <text:p text:style-name="P44">Undo: Sie können alle Spielzüge eines Jahres schrittweise rückgängig machen und <text:span text:style-name="T46">im Hot-Seat-Modus </text:span>zum Hauptmenü zurückkehren.</text:p>
        </text:list-item>
        <text:list-item>
          <text:p text:style-name="P44">Kampfschiffe / Bündnisflotte / Spion / Patrouille / Transporter / Mine / Minenräumer: <text:span text:style-name="T47">Startet</text:span> Raumschiffe des gewählten Typs.</text:p>
        </text:list-item>
        <text:list-item>
          <text:p text:style-name="P44">Planet: Hier werden die Daten eines Planeten angezeigt. Sie können die <text:span text:style-name="T47">$-</text:span>Produktion ändern, die Kampf<text:span text:style-name="T47">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4">Bündnis: Mit dieser Funktion können Sie <text:span text:style-name="T47">ein</text:span> <text:span text:style-name="T47">Bündnis</text:span> auf einem Planeten einrichten. Um <text:span text:style-name="T47">ein</text:span> <text:span text:style-name="T47">Bündnis</text:span> zu erstellen, wählen Sie einen Planeten aus und geben Sie alle <text:span text:style-name="T47">Bündnis</text:span>partner in einer Zahlenfolge ein. Angenommen, Sie sind Spieler 4 und möchten <text:span text:style-name="T47">ein</text:span> <text:span text:style-name="T47">Bündnis</text:span> mit den Spielern 2 und 5 bilden, <text:span text:style-name="T48">d</text:span><text:span text:style-name="T47">ann geben Sie 245 ein.</text:span> Die Reihenfolge der Zahlen spielt keine Rolle, Sie können auch 254, 542, 452 usw. eingeben. Ihre <text:span text:style-name="T47">Bündnis</text:span>partner müssen d<text:span text:style-name="T47">as</text:span>selbe <text:span text:style-name="T47">Bündnis</text:span> im selben Jahr definieren, damit die Änderung wirksam wird.</text:p>
        </text:list-item>
        <text:list-item>
          <text:p text:style-name="P44">Mehr...:</text:p>
          <text:list>
            <text:list-item>
              <text:p text:style-name="P45">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49">Bündnisse</text:span>. Auf den ehemaligen Planeten verbleiben jedoch die <text:span text:style-name="T49">Abwehr</text:span>kampfschiffe, die Kampf<text:span text:style-name="T49">stärke</text:span>, die $-Vorräte und die noch nicht gestarteten Raumschiffe. Die Kapitulation wird zu Beginn der <text:span text:style-name="T49">Auswertung</text:span> durchgeführt.</text:p>
            </text:list-item>
            <text:list-item>
              <text:p text:style-name="P45">Wiederholung: Die letzte Jahresauswertung wird wiederholt.</text:p>
            </text:list-item>
            <text:list-item>
              <text:p text:style-name="P44">Statistik: Hier können Sie, wie im Hauptmenü, die Entwicklung von Punkten, Kampfschiffen und Planeten über die letzten Jahre <text:span text:style-name="T50">verfolgen</text:span>.</text:p>
            </text:list-item>
            <text:list-item>
              <text:p text:style-name="P45"><text:soft-page-break/>Raumschiffe aus-/einblenden: Um die Informationsdichte auf dem Spielfeld zu reduzieren, können Sie die Raumschiffe einzelner oder aller Spieler während Ihrer Z<text:span text:style-name="T49">u</text:span>geingabe <text:span text:style-name="T51">aus</text:span>blenden.</text:p>
            </text:list-item>
            <text:list-item>
              <text:p text:style-name="P46">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47">Inventur: Sie erhalten eine detaillierte Auflistung Ihrer aktuellen Besitzungen und <text:span text:style-name="T52">Bündnisse</text:span> sowie aller Flugbewegungen. <text:span text:style-name="T52">Es </text:span>öffnet sich ein PDF-Dokument auf Ihrem Rechner. Sie können <text:span text:style-name="T52">die</text:span> Invent<text:span text:style-name="T52">u</text:span>r auch über den VEGA-Webserver aufrufen. Dort sehen Sie allerdings nur den Stand zu Jahresbeginn, also ohne Ihre Eingaben.</text:p>
            </text:list-item>
            <text:list-item>
              <text:p text:style-name="P44">Kampfsimulation: Hier können Sie den Kampfalgorithmus von VEGA <text:span text:style-name="T53">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48">VEGA benötigt die Java 8 Laufzeitumgebung. Beim Spielen im "Hot Seat"-Modus empfehle ich einen zweiten Bildschirm, damit die Spieler unbeobachtet ihre Züge eingeben können.</text:p>
      <text:p text:style-name="P48">Einige Inhalte werden von VEGA als PDF-Dokument ausgegeben. Um ein PDF-Dokument anzeigen zu können, benötigen Sie auf Ihrem Computer ein Anzeigeprogramm für Dateien mit der Endung *.pdf.</text:p>
      <text:p text:style-name="P48">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4">Hier</text:span></text:a> finden Sie die neueste Version von VEGA. Laden Sie die ZIP-Datei herunter und entpacken Sie den Inhalt in ein Verzeichnis Ihrer Wahl. Wenn auf Ihrem Rechner Dateien mit der Endung <text:span text:style-name="T55">"</text:span>jar<text:span text:style-name="T55">"</text:span> standardmäßig mit der Java-Laufzeitumgebung verknüpft sind, können Sie die <text:span text:style-name="T55">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49">Öffnen Sie den Windows Explorer und suchen Sie nach der Datei "javaw.exe". Diese finden Sie im Unterordner "bin" im Installationsverzeichnis Ihres Java JDK/JRE.</text:p>
        </text:list-item>
        <text:list-item>
          <text:p text:style-name="P49">Klicken Sie mit der rechten Maustaste auf die Datei "javaw.exe" und wählen Sie "Eigenschaften".</text:p>
        </text:list-item>
        <text:list-item>
          <text:p text:style-name="P49"><text:soft-page-break/>Im Tabreiter "Kompatibilität" <text:span text:style-name="T56">klicken Sie auf "Change high DPI settings".</text:span></text:p>
        </text:list-item>
        <text:list-item>
          <text:p text:style-name="P50">Im Dialog "High DPI settings for jawaw.exe" setzen Sie das Häkchen bei "Override high DPI scaling behavior. Scaling performed by:" und wählen Sie "System (Enhanced)".</text:p>
        </text:list-item>
      </text:list>
      <text:h text:style-name="Heading_20_1" text:outline-level="1"><text:bookmark-start text:name="__RefHeading___Toc2242_3420781316"/>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5">Distanz</text:span>matrix und <text:span text:style-name="T55">die Inventur</text:span> mit dem <text:span text:style-name="T57">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P51"><text:span text:style-name="T58">Mit </text:span><text:span text:style-name="T59">der App "</text:span>VEGA Display<text:span text:style-name="T59">"</text:span> (VegaDisplay.jar) <text:span text:style-name="T58">können</text:span><text:span text:style-name="T60"> Sie </text:span><text:span text:style-name="T58">ein</text:span><text:span text:style-name="T60"> Ausgabefenster auf eine</text:span><text:span text:style-name="T58">m</text:span><text:span text:style-name="T60"> anderen Rechner ö</text:span><text:span text:style-name="T58">ffnen</text:span><text:span text:style-name="T60"> und Ihre Spielzüge auf dem Rechner, auf dem das lokale Spiel läuft, unbeobachtet eingeben.</text:span></text:p>
      <text:p text:style-name="Standard">Um den VEGA Display Server zu aktivieren, wählen Sie in VEGA den Menüpunkt "Einstellungen &gt; VEGA Display Server". <text:span text:style-name="T58">Konfigurieren Sie den Port, den der Server-Rechner für die VEGA Display-Clients öffnet. Sobald Sie den VEGA Display-Server aktivieren, erscheint ein Sicherheitscode, den die Client</text:span><text:span text:style-name="T59">s</text:span><text:span text:style-name="T58"> für die Verbindung eingeben müssen.</text:span></text:p>
      <text:p text:style-name="P52">Die Anzahl der verbundenen Clients ist auf 5 beschränkt.</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text:soft-page-break/>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der Spielleiter dieses Spiels. Er kann ein Spiel vorzeitig beenden oder vom Server löschen.</text:p>
      <text:h text:style-name="P53" text:outline-level="2"><text:bookmark-start text:name="__RefHeading___Toc2250_3420781316"/>Einrichten eines <text:span text:style-name="T61">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62">die App</text:span> Vega.jar. Dort klicken Sie im Menü auf "Einstellungen &gt; VEGA Server Einstellungen". Beim ersten Start müssen Sie ein Passwort für die Zugangsdaten vergeben. Importieren Sie zunächst unter "Zugangsdaten &gt; + &gt; Aktiver <text:span text:style-name="T63">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62">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3">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3">User</text:span> ein Aktivierungspasswort.</text:p>
      <text:p text:style-name="Standard">Als Admin navigieren Sie im Programm Vega.jar in der Menüliste zu "Einstellungen &gt; VEGA Server Einstellungen &gt; Serververwaltung". Dort klicken Sie auf den Button "Neuen <text:span text:style-name="T63">User</text:span> anlegen" und tragen die Daten des neuen <text:span text:style-name="T63">Users</text:span> ein. Anschließend wählen Sie "Änderungen zum Server senden". Der neue <text:span text:style-name="T63">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3">User</text:span> das Aktivierungspasswort eingeben.</text:p>
      <text:p text:style-name="Standard">Die Aktivierung eines <text:span text:style-name="T63">Users</text:span> ist notwendig, da die gegenseitige Authentifizierung von VEGA-Server und Spieler mit Hilfe von Zertifikaten erfolgt und der Datenaustausch verschlüsselt abläuft. Durch die Aktivierung eines <text:span text:style-name="T63">User</text:span> tauschen Server und Benutzer ihre öffentlichen Zertifikatsschlüssel aus. Es ist daher nicht mög<text:soft-page-break/>lich, dass der Admin die Aktivierung eines Users selbst vornimmt, da nur die <text:span text:style-name="T63">User</text:span> im Besitz ihrer privaten Schlüssel sind.</text:p>
      <text:h text:style-name="Heading_20_2" text:outline-level="2"><text:bookmark-start text:name="__RefHeading___Toc2256_3420781316"/>User ändern<text:bookmark-end text:name="__RefHeading___Toc2256_3420781316"/></text:h>
      <text:p text:style-name="Standard">In der Serververwaltung können Sie den Namen und die E-Mail-Adresse eines <text:span text:style-name="T64">Users</text:span> ändern, nicht jedoch die <text:span text:style-name="T64">User</text:span>-ID.</text:p>
      <text:p text:style-name="Standard">Sollte ein <text:span text:style-name="T64">User</text:span> seine Anmeldedaten verlieren, aktivieren Sie die Checkbox "Anmeldedaten erneuern". Daraufhin wird ein neues Zertifikatsschlüsselpaar für den <text:span text:style-name="T64">User</text:span> erstellt. Der <text:span text:style-name="T64">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5">Ein</text:span> User, <text:span text:style-name="T65">den Sie</text:span> vom Server <text:span text:style-name="T66">löschen</text:span>, <text:span text:style-name="T66">wird </text:span>aus allen Spielen entfernt und durch einen Spieler <text:span text:style-name="T67">mit dem Namen</text:span> "_DELETED_" ersetzt. Wenn der User noch an laufenden Spielen teilnimmt, werden alle seine Spielzüge gelöscht und durch einen einzigen Spielzug "<text:span text:style-name="T68">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7">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7">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7">User</text:span> und Spiele löschen wollen, die Unterordner "Users", "DataSets" und "Notifications" zusammen löschen. Wenn Sie den gesamten Ordner "ServerData" löschen, gehen alle <text:span text:style-name="T67">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69">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70">Usern</text:span> eingeladen wurden.</text:p>
      <text:p text:style-name="Standard">Der Initiator eines Spieles ist der Spielleiter. Er ist immer der erste Spieler in der Spielerliste. <text:span text:style-name="T71">D</text:span>er Spielleiter kann <text:span text:style-name="T71">die Jahresauswertung eines Spieles starten, </text:span><text:span text:style-name="T72">bevor alle Spieler ihre Züge eingegeben haben</text:span><text:span text:style-name="T71">, </text:span>ein Spiel vorzeitig beenden oder vom Server löschen. </text:p>
      <text:p text:style-name="Standard"><text:soft-page-break/>Achten Sie immer auf die Symbole in der Statusleiste unten links im Fenster. Dort sehen Sie, ob die Verbindung zum VEGA-Server steht, ob Mitspieler auf Ihre Züge warten oder ob Sie eine neue Nachricht erhalten haben.</text:p>
      <text:p text:style-name="Standard">Sie können Nachrichten an einzelne oder mehrere <text:span text:style-name="T69">User</text:span> senden. Wenn ein <text:span text:style-name="T69">User</text:span> gerade nicht mit dem Server verbunden ist, werden die Nachrichten auf dem Server gespeichert, bis sich der <text:span text:style-name="T69">User</text:span> wieder verbindet.</text:p>
      <text:h text:style-name="Heading_20_1" text:outline-level="1"><text:bookmark-start text:name="__RefHeading___Toc2264_3420781316"/>VEGA-Historie (oder: "Opa erzählt von damals")<text:bookmark-end text:name="__RefHeading___Toc2264_3420781316"/></text:h>
      <text:p text:style-name="P54">--++&gt;&gt;-o-&lt;&lt;++--</text:p>
      <text:p text:style-name="P55">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5">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4">--++&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73">Verteidigungskampfschiffe</text:span> etc. Während meines Studiums habe ich das Spiel ausgiebig mit einem eingeschworenen Team gespielt.</text:p>
      <text:p text:style-name="Standard">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73">sah</text:span> VEGA in seinen Kindertagen aus:</text:p>
      <text:p text:style-name="P56"><draw:frame draw:style-name="fr5" draw:name="Bild3" text:anchor-type="char" svg:width="13.633cm" svg:height="8.183cm" draw:z-index="0"><draw:image xlink:href="Pictures/10000001000005140000032E29E57C85.png" xlink:type="simple" xlink:show="embed" xlink:actuate="onLoad" draw:mime-type="image/png"/></draw:frame><text:soft-page-break/>VEGA auf einem Atari ST, entwickelt 1989 mit GFA-BASIC. Haben Sie bemerkt, dass es sich um das gleiche Spiel handelt wie auf den obigen Screenshots? Sie finden es im aktuellen VEGA als "Demo-Spiel 2".</text:p>
      <text:p text:style-name="P57"><draw:frame draw:style-name="fr5" draw:name="Bild4" text:anchor-type="char" svg:width="13.524cm" svg:height="9.832cm" draw:z-index="1"><draw:image xlink:href="Pictures/10000001000004FE000003BC006EA53B.png" xlink:type="simple" xlink:show="embed" xlink:actuate="onLoad" draw:mime-type="image/png"/></draw:frame>Dasselbe "Demo-Spiel <text:span text:style-name="T74">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5">wenig</text:span> in das Software Lifecycle Management hineinzuschnuppern. Ich bin Realist genug, um nicht daran zu glauben, dass VEGA es in die Top 10 der großen Gamer-Rankings schaffen wird. VEGA ist für mich ein Lernprojekt, das nun schon über 30 Jahre andauert. Vielleicht gibt es ja in den unendlichen Weiten <text:soft-page-break/>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3-05T11:23:04.485240675</dc:date>
    <meta:editing-duration>P21DT16H5M31S</meta:editing-duration>
    <meta:editing-cycles>1892</meta:editing-cycles>
    <meta:generator>LibreOffice/24.8.4.2$MacOSX_AARCH64 LibreOffice_project/bb3cfa12c7b1bf994ecc5649a80400d06cd71002</meta:generator>
    <meta:print-date>2025-01-15T22:10:47.568141402</meta:print-date>
    <meta:printed-by>PDF-Dateien</meta:printed-by>
    <meta:document-statistic meta:table-count="3" meta:image-count="12" meta:object-count="0" meta:page-count="22" meta:paragraph-count="393" meta:word-count="6568" meta:character-count="46357" meta:non-whitespace-character-count="39210"/>
  </office:meta>
</office:document-meta>
</file>